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wiss"/>
    <style:font-face style:name="Malgun Gothic2" svg:font-family="'Malgun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 style:list-style-name="WWNum1">
      <style:paragraph-properties fo:margin-left="0.176cm" fo:margin-right="0.173cm" fo:margin-top="0.018cm" fo:margin-bottom="0cm" style:contextual-spacing="false" fo:line-height="150%" fo:text-align="justify" style:justify-single-word="false" fo:text-indent="0.527cm" style:auto-text-indent="false">
        <style:tab-stops>
          <style:tab-stop style:position="1.118cm"/>
        </style:tab-stops>
      </style:paragraph-properties>
      <style:text-properties officeooo:paragraph-rsid="001bde68"/>
    </style:style>
    <style:style style:name="P2" style:family="paragraph" style:parent-style-name="List_20_Paragraph" style:list-style-name="WWNum1">
      <style:paragraph-properties fo:margin-left="0.176cm" fo:margin-right="0.173cm" fo:margin-top="0cm" fo:margin-bottom="0cm" style:contextual-spacing="false" fo:line-height="150%" fo:text-align="justify" style:justify-single-word="false" fo:text-indent="0.527cm" style:auto-text-indent="false">
        <style:tab-stops>
          <style:tab-stop style:position="1.118cm"/>
        </style:tab-stops>
      </style:paragraph-properties>
      <style:text-properties officeooo:paragraph-rsid="001bde68"/>
    </style:style>
    <style:style style:name="P3" style:family="paragraph" style:parent-style-name="List_20_Paragraph" style:list-style-name="WWNum1">
      <style:paragraph-properties fo:margin-left="0.176cm" fo:margin-right="0.173cm" fo:margin-top="0cm" fo:margin-bottom="0cm" style:contextual-spacing="false" fo:line-height="150%" fo:text-align="justify" style:justify-single-word="false" fo:text-indent="0.527cm" style:auto-text-indent="false">
        <style:tab-stops>
          <style:tab-stop style:position="1.104cm"/>
        </style:tab-stops>
      </style:paragraph-properties>
      <style:text-properties officeooo:paragraph-rsid="001bde68"/>
    </style:style>
    <style:style style:name="P4" style:family="paragraph" style:parent-style-name="Standard">
      <style:paragraph-properties fo:margin-left="0.706cm" fo:margin-right="0cm" fo:margin-top="0cm" fo:margin-bottom="0cm" style:contextual-spacing="false" fo:line-height="150%" fo:text-align="start" style:justify-single-word="false" fo:text-indent="0cm" style:auto-text-indent="false"/>
      <style:text-properties fo:font-size="12pt" officeooo:paragraph-rsid="001bde68" style:font-size-asian="12pt"/>
    </style:style>
    <style:style style:name="P5" style:family="paragraph" style:parent-style-name="Text_20_body" style:master-page-name="Standard">
      <style:paragraph-properties fo:margin-left="0cm" fo:margin-right="0cm" fo:margin-top="0.007cm" fo:margin-bottom="0cm" style:contextual-spacing="false" fo:line-height="150%" style:page-number="auto"/>
      <style:text-properties style:font-name="Times New Roman" fo:font-size="12pt" officeooo:paragraph-rsid="001bde68" style:font-size-asian="12pt"/>
    </style:style>
    <style:style style:name="P6" style:family="paragraph" style:parent-style-name="Text_20_body">
      <style:paragraph-properties fo:margin-left="0cm" fo:margin-right="0cm" fo:margin-top="0.016cm" fo:margin-bottom="0cm" style:contextual-spacing="false" fo:line-height="150%"/>
      <style:text-properties fo:font-size="16.5pt" fo:font-weight="bold" officeooo:paragraph-rsid="001bde68" style:font-size-asian="16.5pt" style:font-weight-asian="bold"/>
    </style:style>
    <style:style style:name="P7" style:family="paragraph" style:parent-style-name="Text_20_body">
      <style:paragraph-properties fo:margin-left="0cm" fo:margin-right="0cm" fo:margin-top="0.03cm" fo:margin-bottom="0cm" style:contextual-spacing="false" fo:line-height="150%"/>
      <style:text-properties fo:font-size="8pt" fo:font-weight="bold" officeooo:paragraph-rsid="001bde68" style:font-size-asian="8pt" style:font-weight-asian="bold"/>
    </style:style>
    <style:style style:name="P8" style:family="paragraph" style:parent-style-name="Text_20_body">
      <style:paragraph-properties fo:margin-left="0cm" fo:margin-right="0cm" fo:margin-top="0.014cm" fo:margin-bottom="0cm" style:contextual-spacing="false" fo:line-height="150%"/>
      <style:text-properties fo:font-size="8.5pt" officeooo:paragraph-rsid="001bde68" style:font-size-asian="8.5pt"/>
    </style:style>
    <style:style style:name="P9" style:family="paragraph" style:parent-style-name="Text_20_body">
      <style:paragraph-properties fo:margin-left="0.176cm" fo:margin-right="0.173cm" fo:line-height="150%" fo:text-align="justify" style:justify-single-word="false" fo:text-indent="0.527cm" style:auto-text-indent="false"/>
      <style:text-properties officeooo:paragraph-rsid="001bde68"/>
    </style:style>
    <style:style style:name="P10" style:family="paragraph" style:parent-style-name="Text_20_body">
      <style:paragraph-properties fo:margin-left="0.176cm" fo:margin-right="0.173cm" fo:margin-top="0.009cm" fo:margin-bottom="0cm" style:contextual-spacing="false" fo:line-height="150%" fo:text-align="justify" style:justify-single-word="false" fo:text-indent="0.527cm" style:auto-text-indent="false"/>
      <style:text-properties officeooo:paragraph-rsid="001bde68"/>
    </style:style>
    <style:style style:name="P11" style:family="paragraph" style:parent-style-name="Text_20_body">
      <style:paragraph-properties fo:margin-left="0.176cm" fo:margin-right="0.173cm" fo:margin-top="0.005cm" fo:margin-bottom="0cm" style:contextual-spacing="false" fo:line-height="150%" fo:text-align="justify" style:justify-single-word="false" fo:text-indent="0.527cm" style:auto-text-indent="false"/>
      <style:text-properties officeooo:paragraph-rsid="001bde68"/>
    </style:style>
    <style:style style:name="P12" style:family="paragraph" style:parent-style-name="Text_20_body">
      <style:paragraph-properties fo:margin-left="0.527cm" fo:margin-right="0cm" fo:line-height="150%" fo:text-align="justify" style:justify-single-word="false"/>
      <style:text-properties officeooo:paragraph-rsid="001bde68"/>
    </style:style>
    <style:style style:name="P13" style:family="paragraph" style:parent-style-name="Text_20_body">
      <style:paragraph-properties fo:margin-left="0.706cm" fo:margin-right="0cm" fo:line-height="150%" fo:text-align="justify" style:justify-single-word="false"/>
      <style:text-properties officeooo:paragraph-rsid="001bde68"/>
    </style:style>
    <style:style style:name="P14" style:family="paragraph" style:parent-style-name="Title">
      <style:paragraph-properties fo:line-height="150%"/>
      <style:text-properties fo:font-size="12pt" officeooo:paragraph-rsid="001bde68" style:font-size-asian="16pt" style:font-size-complex="12pt"/>
    </style:style>
    <style:style style:name="T1" style:family="text">
      <style:text-properties fo:letter-spacing="0.064cm"/>
    </style:style>
    <style:style style:name="T2" style:family="text">
      <style:text-properties fo:letter-spacing="0.067cm"/>
    </style:style>
    <style:style style:name="T3" style:family="text">
      <style:text-properties fo:letter-spacing="0.065cm"/>
    </style:style>
    <style:style style:name="T4" style:family="text">
      <style:text-properties fo:letter-spacing="0.06cm"/>
    </style:style>
    <style:style style:name="T5" style:family="text">
      <style:text-properties fo:letter-spacing="0.062cm"/>
    </style:style>
    <style:style style:name="T6" style:family="text">
      <style:text-properties fo:font-size="10pt" fo:font-weight="bold" style:font-size-asian="10pt" style:font-weight-asian="bold" style:text-scale="105%"/>
    </style:style>
    <style:style style:name="T7" style:family="text">
      <style:text-properties fo:font-size="10pt" fo:letter-spacing="0.021cm" fo:font-weight="bold" style:font-size-asian="10pt" style:font-weight-asian="bold" style:text-scale="105%"/>
    </style:style>
    <style:style style:name="T8" style:family="text">
      <style:text-properties fo:font-size="10pt" fo:letter-spacing="0.019cm" fo:font-weight="bold" style:font-size-asian="10pt" style:font-weight-asian="bold" style:text-scale="105%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size-asian="10pt" style:text-scale="105%"/>
    </style:style>
    <style:style style:name="T11" style:family="text">
      <style:text-properties fo:font-size="10pt" fo:letter-spacing="0.071cm" style:font-size-asian="10pt"/>
    </style:style>
    <style:style style:name="T12" style:family="text">
      <style:text-properties fo:font-size="10pt" fo:letter-spacing="0.069cm" style:font-size-asian="10pt"/>
    </style:style>
    <style:style style:name="T13" style:family="text">
      <style:text-properties fo:font-size="10pt" fo:letter-spacing="0.072cm" style:font-size-asian="10pt"/>
    </style:style>
    <style:style style:name="T14" style:family="text">
      <style:text-properties fo:font-size="10pt" fo:letter-spacing="0.076cm" style:font-size-asian="10pt"/>
    </style:style>
    <style:style style:name="T15" style:family="text">
      <style:text-properties fo:font-size="10pt" fo:letter-spacing="-0.12cm" style:font-size-asian="10pt"/>
    </style:style>
    <style:style style:name="T16" style:family="text">
      <style:text-properties fo:font-size="10pt" fo:letter-spacing="0.002cm" style:font-size-asian="10pt"/>
    </style:style>
    <style:style style:name="T17" style:family="text">
      <style:text-properties fo:font-size="10pt" fo:letter-spacing="0.002cm" style:font-size-asian="10pt" style:text-scale="105%"/>
    </style:style>
    <style:style style:name="T18" style:family="text">
      <style:text-properties fo:font-size="10pt" fo:letter-spacing="0.123cm" style:font-size-asian="10pt"/>
    </style:style>
    <style:style style:name="T19" style:family="text">
      <style:text-properties fo:font-size="10pt" fo:letter-spacing="0.125cm" style:font-size-asian="10pt"/>
    </style:style>
    <style:style style:name="T20" style:family="text">
      <style:text-properties fo:font-size="10pt" fo:letter-spacing="0.037cm" style:font-size-asian="10pt" style:text-scale="105%"/>
    </style:style>
    <style:style style:name="T21" style:family="text">
      <style:text-properties fo:font-size="10pt" fo:letter-spacing="0.039cm" style:font-size-asian="10pt" style:text-scale="105%"/>
    </style:style>
    <style:style style:name="T22" style:family="text">
      <style:text-properties fo:font-size="10pt" fo:letter-spacing="0.053cm" style:font-size-asian="10pt"/>
    </style:style>
    <style:style style:name="T23" style:family="text">
      <style:text-properties fo:letter-spacing="0.002cm"/>
    </style:style>
    <style:style style:name="T24" style:family="text">
      <style:text-properties fo:letter-spacing="0.002cm" style:text-scale="105%"/>
    </style:style>
    <style:style style:name="T25" style:family="text">
      <style:text-properties style:text-scale="105%"/>
    </style:style>
    <style:style style:name="T26" style:family="text">
      <style:text-properties fo:letter-spacing="-0.125cm" style:text-scale="105%"/>
    </style:style>
    <style:style style:name="T27" style:family="text">
      <style:text-properties fo:letter-spacing="0.044cm" style:text-scale="105%"/>
    </style:style>
    <style:style style:name="T28" style:family="text">
      <style:text-properties fo:letter-spacing="0.055cm"/>
    </style:style>
    <style:style style:name="T29" style:family="text">
      <style:text-properties fo:letter-spacing="0.056cm"/>
    </style:style>
    <style:style style:name="T30" style:family="text">
      <style:text-properties fo:letter-spacing="0.076cm"/>
    </style:style>
    <style:style style:name="T31" style:family="text">
      <style:text-properties fo:letter-spacing="0.078cm"/>
    </style:style>
    <style:style style:name="T32" style:family="text">
      <style:text-properties fo:letter-spacing="0.079cm"/>
    </style:style>
    <style:style style:name="T33" style:family="text">
      <style:text-properties fo:letter-spacing="-0.12cm"/>
    </style:style>
    <style:style style:name="T34" style:family="text">
      <style:text-properties fo:letter-spacing="0.086cm"/>
    </style:style>
    <style:style style:name="T35" style:family="text">
      <style:text-properties fo:letter-spacing="0.088cm"/>
    </style:style>
    <style:style style:name="T36" style:family="text">
      <style:text-properties fo:letter-spacing="0.095cm"/>
    </style:style>
    <style:style style:name="T37" style:family="text">
      <style:text-properties fo:letter-spacing="0.097cm"/>
    </style:style>
    <style:style style:name="T38" style:family="text">
      <style:text-properties fo:letter-spacing="0.099cm"/>
    </style:style>
    <style:style style:name="T39" style:family="text">
      <style:text-properties fo:letter-spacing="0.093cm"/>
    </style:style>
    <style:style style:name="T40" style:family="text">
      <style:text-properties fo:letter-spacing="0.058cm"/>
    </style:style>
    <style:style style:name="T41" style:family="text">
      <style:text-properties fo:letter-spacing="0.053cm"/>
    </style:style>
    <style:style style:name="T42" style:family="text">
      <style:text-properties fo:letter-spacing="-0.007cm" style:text-scale="105%"/>
    </style:style>
    <style:style style:name="T43" style:family="text">
      <style:text-properties fo:letter-spacing="-0.004cm" style:text-scale="105%"/>
    </style:style>
    <style:style style:name="T44" style:family="text">
      <style:text-properties fo:letter-spacing="-0.005cm" style:text-scale="105%"/>
    </style:style>
    <style:style style:name="T45" style:family="text">
      <style:text-properties fo:letter-spacing="0.042cm" style:text-scale="105%"/>
    </style:style>
    <style:style style:name="T46" style:family="text">
      <style:text-properties fo:font-weight="bold" style:font-weight-asian="bold" style:text-scale="105%"/>
    </style:style>
    <style:style style:name="T47" style:family="text">
      <style:text-properties fo:letter-spacing="0.021cm" fo:font-weight="bold" style:font-weight-asian="bold" style:text-scale="105%"/>
    </style:style>
    <style:style style:name="T48" style:family="text">
      <style:text-properties fo:letter-spacing="0.019cm" fo:font-weight="bold" style:font-weight-asian="bold" style:text-scale="10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4">기술세계와<text:span text:style-name="T4"> </text:span>성공한<text:span text:style-name="T5"> </text:span>삶</text:p>
      <text:p text:style-name="P6"/>
      <text:p text:style-name="P4"><text:span text:style-name="T46">우리의</text:span><text:span text:style-name="T47"> </text:span><text:span text:style-name="T46">백일몽</text:span><text:span text:style-name="T47"> </text:span><text:span text:style-name="T46">-</text:span><text:span text:style-name="T47"> </text:span><text:span text:style-name="T46">성공,</text:span><text:span text:style-name="T48"> </text:span><text:span text:style-name="T46">권태,</text:span><text:span text:style-name="T48"> </text:span><text:span text:style-name="T46">질투</text:span></text:p>
      <text:p text:style-name="P7"/>
      <text:p text:style-name="P9">프로이트가 예리하게 분석했듯이 우리는 성공을 꿈꾼 나머지 성공에 대한 환상을 그려내<text:span text:style-name="T23"> </text:span><text:span text:style-name="T25">기까지 한다. 로또 대박, 자동차, 요트, 전원주택, 바다, 산, 적절한 선행, 과거의 만회, 용기</text:span><text:span text:style-name="T24"> </text:span><text:span text:style-name="T25">등 많은 것들이 성공과 관련된 일종의 백일몽 대상들이다. 개인적 능력도 빼놓을 수 없다.</text:span><text:span text:style-name="T24"> </text:span><text:span text:style-name="T25">빼어난 악기 연주 솜씨, 비범한 스포츠 능력, 유머감각, 지성, 아름다운 외모, 타인들의 감탄</text:span><text:span text:style-name="T26"> </text:span><text:span text:style-name="T25">을 자아내는 적당한 겸손 등도 우리가 누리고 싶어 하는 것들이다. 이 모든 것들은 “사회적</text:span><text:span text:style-name="T26"> </text:span><text:span text:style-name="T25">성공”과 관련이 있고 우리의 평범한 환상 대상들이다. 그런데 우리는 이것들이 당연히 갖고</text:span><text:span text:style-name="T26"> </text:span><text:span text:style-name="T25">싶어 하는 것임에도 불구하고 사람들 앞에서 이에 대한 욕구를 밝히는 것을 부끄러워한다.</text:span><text:span text:style-name="T24"> </text:span><text:span text:style-name="T25">왜</text:span><text:span text:style-name="T27"> </text:span><text:span text:style-name="T25">그런가?</text:span></text:p>
      <text:p text:style-name="P12">우선<text:span text:style-name="T28"> </text:span>잠정적으로나마<text:span text:style-name="T29"> </text:span>그<text:span text:style-name="T29"> </text:span>이유를<text:span text:style-name="T29"> </text:span>들어보자.</text:p>
      <text:list text:style-name="WWNum1">
        <text:list-item>
          <text:p text:style-name="P1" loext:marker-style-name="T9"><text:span text:style-name="T9">유아적</text:span><text:span text:style-name="T11"> </text:span><text:span text:style-name="T9">증세:</text:span><text:span text:style-name="T12"> </text:span><text:span text:style-name="T9">어린이들은</text:span><text:span text:style-name="T13"> </text:span><text:span text:style-name="T9">환상을</text:span><text:span text:style-name="T13"> </text:span><text:span text:style-name="T9">만들어내고</text:span><text:span text:style-name="T14"> </text:span><text:span text:style-name="T9">성공한</text:span><text:span text:style-name="T14"> </text:span><text:span text:style-name="T9">어른인</text:span><text:span text:style-name="T14"> </text:span><text:span text:style-name="T9">척</text:span><text:span text:style-name="T11"> </text:span><text:span text:style-name="T9">한다.</text:span><text:span text:style-name="T11"> </text:span><text:span text:style-name="T9">의사,</text:span><text:span text:style-name="T11"> </text:span><text:span text:style-name="T9">비행기</text:span><text:span text:style-name="T13"> </text:span><text:span text:style-name="T9">조</text:span><text:span text:style-name="T15"> </text:span><text:span text:style-name="T9">종사, 대통령 등등.</text:span><text:span text:style-name="T16"> </text:span><text:span text:style-name="T9">우리 어른들은</text:span><text:span text:style-name="T16"> </text:span><text:span text:style-name="T9">유치한 꿈을</text:span><text:span text:style-name="T16"> </text:span><text:span text:style-name="T9">꿔본</text:span><text:span text:style-name="T18"> </text:span><text:span text:style-name="T9">이후의</text:span><text:span text:style-name="T18"> </text:span><text:span text:style-name="T9">사람들이니</text:span><text:span text:style-name="T18"> </text:span><text:span text:style-name="T9">그런</text:span><text:span text:style-name="T19"> </text:span><text:span text:style-name="T9">환상은</text:span><text:span text:style-name="T18"> </text:span><text:span text:style-name="T9">금지</text:span><text:span text:style-name="T15"> </text:span><text:span text:style-name="T9">다.</text:span></text:p>
        </text:list-item>
        <text:list-item>
          <text:p text:style-name="P2" loext:marker-style-name="T9"><text:span text:style-name="T10">자기중심주의: 일종의 영웅이 되고 싶어 하는 증상이다. 그러나 우리는 알고 있다. 현</text:span><text:span text:style-name="T17"> </text:span><text:span text:style-name="T10">실이</text:span><text:span text:style-name="T20"> </text:span><text:span text:style-name="T10">그리</text:span><text:span text:style-name="T21"> </text:span><text:span text:style-name="T10">만만치</text:span><text:span text:style-name="T21"> </text:span><text:span text:style-name="T10">않다는</text:span><text:span text:style-name="T21"> </text:span><text:span text:style-name="T10">것을</text:span><text:span text:style-name="T21"> </text:span><text:span text:style-name="T10">말이다.</text:span><text:span text:style-name="T20"> </text:span><text:span text:style-name="T10">환상은</text:span><text:span text:style-name="T20"> </text:span><text:span text:style-name="T10">금지다.</text:span></text:p>
        </text:list-item>
        <text:list-item>
          <text:p text:style-name="P3" loext:marker-style-name="T9"><text:span text:style-name="T9">정신이상: 환상을 필요로 한다는 것은 현재 삶에서 행복하지 않다는 것을 인정하는 셈</text:span><text:span text:style-name="T16"> </text:span><text:span text:style-name="T9">이다. 그래서 우리는 “좌절한 사람들”의 범주에 끼고 싶지 않다. 나이가 들어서도 현실을</text:span><text:span text:style-name="T16"> </text:span><text:span text:style-name="T9">부정하는</text:span><text:span text:style-name="T22"> </text:span><text:span text:style-name="T9">것은</text:span><text:span text:style-name="T22"> </text:span><text:span text:style-name="T9">일종의</text:span><text:span text:style-name="T22"> </text:span><text:span text:style-name="T9">미친</text:span><text:span text:style-name="T22"> </text:span><text:span text:style-name="T9">짓이다.</text:span></text:p>
        </text:list-item>
      </text:list>
      <text:p text:style-name="P8"/>
      <text:p text:style-name="P9">그러면<text:span text:style-name="T30"> </text:span>오늘날<text:span text:style-name="T31"> </text:span>“성공”의<text:span text:style-name="T31"> </text:span>환상을<text:span text:style-name="T31"> </text:span>가지고<text:span text:style-name="T31"> </text:span>달리는<text:span text:style-name="T31"> </text:span>우리는<text:span text:style-name="T31"> </text:span>미친<text:span text:style-name="T30"> </text:span>것인가?<text:span text:style-name="T32"> </text:span>오늘날은<text:span text:style-name="T31"> </text:span>고대인들<text:span text:style-name="T33"> </text:span>이 이미 구분했던 “좋은 삶”과 “사회적 성공”을 혼동하고 있다. 또는 진정한 지혜와 능력의<text:span text:style-name="T23"> </text:span>숭배가<text:span text:style-name="T34"> </text:span>혼동되고<text:span text:style-name="T35"> </text:span>있다.<text:span text:style-name="T35"> </text:span>루소는<text:span text:style-name="T35"> </text:span>근대인의<text:span text:style-name="T35"> </text:span>불행은<text:span text:style-name="T35"> </text:span>다음과<text:span text:style-name="T35"> </text:span>같다는<text:span text:style-name="T35"> </text:span>깊은<text:span text:style-name="T34"> </text:span>지적을<text:span text:style-name="T35"> </text:span>남겼다.<text:span text:style-name="T35"> </text:span>“우리<text:span text:style-name="T33"> </text:span>는 타인들과 있을 때는 혼자고, 혼자 있을 때는 타인들과 있다.” 달리 말하면, 첫 번째 경우<text:span text:style-name="T23"> </text:span>타인들과 매서운 경쟁을 하고 있기 때문에 나는 혼자 고립되어 있는 것이고, 두 번째 경우<text:span text:style-name="T23"> </text:span>불가피한 경쟁 때문에 힘든 상황에 대한 보상으로 일종의 백일몽 속에서 타인들과 가까이<text:span text:style-name="T23"> </text:span>지낸다.</text:p>
      <text:p text:style-name="P10">과연 모두가 그런가? 물론 모두가 그런 것은 아니라고 말할 것이다. 자신이 지닌 것에<text:span text:style-name="T23"> </text:span>만족하는<text:span text:style-name="T36"> </text:span>것이<text:span text:style-name="T36"> </text:span>지혜로우며<text:span text:style-name="T36"> </text:span>또<text:span text:style-name="T37"> </text:span>사회적<text:span text:style-name="T36"> </text:span>성공과는<text:span text:style-name="T36"> </text:span>다른<text:span text:style-name="T36"> </text:span>가치들이<text:span text:style-name="T37"> </text:span>존재한다고<text:span text:style-name="T38"> </text:span>말이다.<text:span text:style-name="T39"> </text:span>그러나<text:span text:style-name="T33"> </text:span>결코<text:span text:style-name="T40"> </text:span>무의식의<text:span text:style-name="T4"> </text:span>가공할<text:span text:style-name="T4"> </text:span>만한<text:span text:style-name="T4"> </text:span>술책을<text:span text:style-name="T4"> </text:span>과소평가해서는<text:span text:style-name="T40"> </text:span>안된다.<text:span text:style-name="T4"> </text:span>백일몽이<text:span text:style-name="T4"> </text:span>폭로하는<text:span text:style-name="T40"> </text:span>유치한<text:span text:style-name="T4"> </text:span>이상<text:span text:style-name="T33"> </text:span>과 결별하는 것은 어쩌면 성공의 이데올로기만큼이나 의심스러운 포기의 이데올로기를 인정<text:span text:style-name="T23"> </text:span>하는 것이다. 높은 곳에 있는 포도에 절망하면서, “아직 안 익었군, 경솔한 애들에게나 좋겠<text:span text:style-name="T23"> </text:span>어”라고<text:span text:style-name="T41"> </text:span>거짓<text:span text:style-name="T28"> </text:span>위로하는<text:span text:style-name="T41"> </text:span>여우를<text:span text:style-name="T28"> </text:span>상기하자.</text:p>
      <text:p text:style-name="P11"><text:soft-page-break/><text:span text:style-name="T25">오히려</text:span><text:span text:style-name="T42"> </text:span><text:span text:style-name="T25">솔직히</text:span><text:span text:style-name="T42"> </text:span><text:span text:style-name="T25">인정하자.</text:span><text:span text:style-name="T42"> </text:span><text:span text:style-name="T25">현대</text:span><text:span text:style-name="T42"> </text:span><text:span text:style-name="T25">사회는</text:span><text:span text:style-name="T43"> </text:span><text:span text:style-name="T25">사방에서</text:span><text:span text:style-name="T44"> </text:span><text:span text:style-name="T25">우리를</text:span><text:span text:style-name="T44"> </text:span><text:span text:style-name="T25">백일몽으로</text:span><text:span text:style-name="T44"> </text:span><text:span text:style-name="T25">안내한다.</text:span><text:span text:style-name="T44"> </text:span><text:span text:style-name="T25">연예인,</text:span><text:span text:style-name="T42"> </text:span><text:span text:style-name="T25">돈</text:span><text:span text:style-name="T26"> </text:span><text:span text:style-name="T25">등은 모델이 되어버렸다. 성공 자체가 절대적 이상이 되어버렸다. 스포츠, 예술, 과학, 정치,</text:span><text:span text:style-name="T26"> </text:span><text:span text:style-name="T25">기업, 사랑 다 마찬가지다. 능력, 수완, 성공이 가치다. 성공하지 못한 자들은 우리가 모르는</text:span><text:span text:style-name="T26"> </text:span><text:span text:style-name="T25">사람들,</text:span><text:span text:style-name="T45"> </text:span><text:span text:style-name="T25">익명이다.</text:span></text:p>
      <text:p text:style-name="P13">그러나<text:span text:style-name="T1"> </text:span>성공은<text:span text:style-name="T2"> </text:span>과연<text:span text:style-name="T3"> </text:span>우리<text:span text:style-name="T1"> </text:span>삶의<text:span text:style-name="T3"> </text:span>모든<text:span text:style-name="T1"> </text:span>것을<text:span text:style-name="T3"> </text:span>대변할<text:span text:style-name="T1"> </text:span>수<text:span text:style-name="T3"> </text:span>있는가?<text:span text:style-name="T3"> </text:span>우리의<text:span text:style-name="T3"> </text:span>삶이<text:span text:style-name="T1"> </text:span>요리<text:span text:style-name="T3"> </text:span>한<text:span text:style-name="T2"> </text:span>접시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wiss"/>
    <style:font-face style:name="Malgun Gothic2" svg:font-family="'Malgun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left="5.525cm" fo:margin-right="5.521cm" fo:line-height="0.744cm" fo:text-align="center" style:justify-single-word="false"/>
      <style:text-properties style:font-name="Malgun Gothic" fo:font-family="'Malgun Gothic'" style:font-family-generic="roman" style:font-pitch="variable" fo:font-size="12pt" fo:language="en" fo:country="US" fo:font-weight="bold" style:font-name-asian="Malgun Gothic2" style:font-family-asian="'Malgun Gothic'" style:font-family-generic-asian="system" style:font-pitch-asian="variable" style:font-size-asian="12pt" style:language-asian="ko" style:country-asian="KR" style:font-weight-asian="bold" style:font-name-complex="Malgun Gothic2" style:font-family-complex="'Malgun Gothic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176cm" fo:text-indent="-0.522cm" style:auto-text-indent="false"/>
      <style:text-properties style:font-name="Malgun Gothic" fo:font-family="'Malgun Gothic'" style:font-family-generic="roman" style:font-pitch="variable" fo:language="en" fo:country="US" style:font-name-asian="Malgun Gothic2" style:font-family-asian="'Malgun Gothic'" style:font-family-generic-asian="system" style:font-pitch-asian="variable" style:language-asian="ko" style:country-asian="KR" style:font-name-complex="Malgun Gothic2" style:font-family-complex="'Malgun Gothic'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font-size="10pt" fo:language="en" fo:country="US" style:font-name-asian="Malgun Gothic2" style:font-family-asian="'Malgun Gothic'" style:font-family-generic-asian="system" style:font-pitch-asian="variable" style:font-size-asian="10pt" style:language-asian="ko" style:country-asian="KR" style:font-name-complex="Malgun Gothic2" style:font-family-complex="'Malgun Gothic'" style:font-family-generic-complex="system" style:font-pitch-complex="variable" style:font-size-complex="10pt" style:language-complex="ar" style:country-complex="SA" style:text-scale="151%"/>
    </style:style>
    <style:style style:name="ListLabel_20_11" style:display-name="ListLabel 11" style:family="text">
      <style:text-properties fo:language="en" fo:country="US" style:language-asian="ko" style:country-asian="KR" style:language-complex="ar" style:country-complex="SA"/>
    </style:style>
    <style:style style:name="ListLabel_20_12" style:display-name="ListLabel 12" style:family="text">
      <style:text-properties fo:language="en" fo:country="US" style:language-asian="ko" style:country-asian="KR" style:language-complex="ar" style:country-complex="SA"/>
    </style:style>
    <style:style style:name="ListLabel_20_13" style:display-name="ListLabel 13" style:family="text">
      <style:text-properties fo:language="en" fo:country="US" style:language-asian="ko" style:country-asian="KR" style:language-complex="ar" style:country-complex="SA"/>
    </style:style>
    <style:style style:name="ListLabel_20_14" style:display-name="ListLabel 14" style:family="text">
      <style:text-properties fo:language="en" fo:country="US" style:language-asian="ko" style:country-asian="KR" style:language-complex="ar" style:country-complex="SA"/>
    </style:style>
    <style:style style:name="ListLabel_20_15" style:display-name="ListLabel 15" style:family="text">
      <style:text-properties fo:language="en" fo:country="US" style:language-asian="ko" style:country-asian="KR" style:language-complex="ar" style:country-complex="SA"/>
    </style:style>
    <style:style style:name="ListLabel_20_16" style:display-name="ListLabel 16" style:family="text">
      <style:text-properties fo:language="en" fo:country="US" style:language-asian="ko" style:country-asian="KR" style:language-complex="ar" style:country-complex="SA"/>
    </style:style>
    <style:style style:name="ListLabel_20_17" style:display-name="ListLabel 17" style:family="text">
      <style:text-properties fo:language="en" fo:country="US" style:language-asian="ko" style:country-asian="KR" style:language-complex="ar" style:country-complex="SA"/>
    </style:style>
    <style:style style:name="ListLabel_20_18" style:display-name="ListLabel 18" style:family="text">
      <style:text-properties fo:language="en" fo:country="US" style:language-asian="ko" style:country-asian="KR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411cm" fo:margin-left="0.176cm"/>
        </style:list-level-properties>
        <style:text-properties fo:font-family="'Malgun Gothic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11cm" fo:margin-left="1.693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11cm" fo:margin-left="3.2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11cm" fo:margin-left="4.72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11cm" fo:margin-left="6.2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11cm" fo:margin-left="7.76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11cm" fo:margin-left="9.27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11cm" fo:margin-left="10.79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11cm" fo:margin-left="12.3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6:53:43.355465692</meta:creation-date>
    <dc:date>2024-10-02T16:57:10.936256359</dc:date>
    <meta:editing-duration>PT3M28S</meta:editing-duration>
    <meta:editing-cycles>1</meta:editing-cycles>
    <meta:generator>LibreOffice/24.2.6.2$Linux_X86_64 LibreOffice_project/8e9a753d9daaea75c34b417ba1bdf556bf2fc5b3</meta:generator>
    <meta:document-statistic meta:table-count="0" meta:image-count="0" meta:object-count="0" meta:page-count="2" meta:paragraph-count="11" meta:word-count="1133" meta:character-count="1497" meta:non-whitespace-character-count="1134"/>
  </office:meta>
</office:document-meta>
</file>